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break-before="page"/>
    </style:style>
    <style:style style:name="T1" style:family="text">
      <style:text-properties fo:color="#008000" fo:font-size="10pt" fo:language="fr" fo:country="FR"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Règles générale de l'interface PSPS.</text:p>
      <text:p text:style-name="Preformatted_20_Text"/>
      <text:p text:style-name="Preformatted_20_Text"/>
      <text:p text:style-name="Preformatted_20_Text">Un encombrement placé par l'utilisateur ne dois pas se superposer ou toucher un autre encombrement.</text:p>
      <text:p text:style-name="Preformatted_20_Text"/>
      <text:p text:style-name="Preformatted_20_Text">Avec le maillage non généré par tetgen une source sonore ne doit pas se trouver au sein d'un encombrement à moins que l'indice de volume soit correctement renseigné par l'autre mailleur.</text:p>
      <text:p text:style-name="Preformatted_20_Text"/>
      <text:p text:style-name="Preformatted_20_Text">L'orientation des faces des objets de scène placés dans le volume général doit être l'inverse de celles du volume général. Ainsi la vue interne doit montrer l'intérieur du volume général et l'extérieur des sous-volumes. Ceci est important pour le maillage des encombrements de type scène où chaque volume obtient l'indice de l'encombrement.</text:p>
      <text:p text:style-name="Preformatted_20_Text"/>
      <text:p text:style-name="Preformatted_20_Text">Règles générale de SPPS</text:p>
      <text:p text:style-name="Preformatted_20_Text"/>
      <text:p text:style-name="Preformatted_20_Text">En ce qui concerne la position des sources unidirectionnel il est important de noter qu'une certaine position envoyant des particules vers des jonctions de faces peuvent conduire à un taux d'erreur de pertes de particules très élevés, il est ainsi plus judicieux de replacer les sources ou de modifier les paramètres du mailleur si les taux d'erreurs sont élevés.</text:p>
      <text:p text:style-name="Preformatted_20_Text"/>
      <text:p text:style-name="Preformatted_20_Text">Sous SketchUp il faut éviter d'utiliser l'outil extrusion car les faces générés avec cet outil sont souvent erronées (air nul). Cependant avec l'algorithme de correction Preprocess.exe il est possible que ces erreurs soient corrigées.</text:p>
      <text:p text:style-name="Preformatted_20_Text"/>
      <text:p text:style-name="Preformatted_20_Text">En utilisant l'outil de détection automatique des volumes il faut savoir que toutes les surfaces contenus dans « Faces internes » sont ignorés par les codes de calcul. Les surfaces prévus pour la transmission ne doivent donc pas être dans ce groupe.</text:p>
      <text:p text:style-name="P1">Ajout de fonctions :</text:p>
      <text:p text:style-name="Preformatted_20_Text"/>
      <text:p text:style-name="Preformatted_20_Text">Ces fonctions sont propres à l'interface et non au projet, la procédure s'applique donc seulement lors de l'exécution du logiciel.</text:p>
      <text:p text:style-name="Preformatted_20_Text"/>
      <text:p text:style-name="Preformatted_20_Text">Créer un dossier dans UserScript/</text:p>
      <text:p text:style-name="Preformatted_20_Text"/>
      <text:p text:style-name="Preformatted_20_Text">Créer un fichier nommé __ui_startup__.py qui sera exécuté lors du lancement de l'interface. Ce script doit déclarer une classe comportant la méthode « getmenu(self,typeel,idel,menu) » avec 4 paramètres :</text:p>
      <text:p text:style-name="Preformatted_20_Text"><text:tab/>self[entrée,sortie]<text:tab/>– Instance de la classe (standard)</text:p>
      <text:p text:style-name="Preformatted_20_Text"><text:tab/>typeel[entrée]<text:tab/><text:tab/>- Type de l'élément ayant provoqué l'événement</text:p>
      <text:p text:style-name="Preformatted_20_Text"><text:tab/>idel[entrée]<text:tab/><text:tab/>- Indice de l'élément</text:p>
      <text:p text:style-name="Preformatted_20_Text"><text:tab/>menu[entrée,sortie]<text:tab/>- Menu généré par l'élément. Cette structure peut <text:tab/><text:tab/><text:tab/><text:tab/><text:tab/> <text:s/>être modifié afin d'ajouter ou de retirer des <text:s text:c="3"/><text:tab/> <text:s text:c="2"/><text:tab/><text:tab/><text:tab/><text:tab/> <text:s/>éléments de menu.</text:p>
      <text:p text:style-name="Preformatted_20_Text"/>
      <text:p text:style-name="Preformatted_20_Text">Cette classe doit également déclarer les nouvelles fonctions lors de sa création dans la méthode « __init__(self) » via la fonction uictrl.application.register_event(self.func_name). Cette méthode retournera un indice d'événement qu'il faudra utiliser dans les menus.</text:p>
      <text:p text:style-name="Preformatted_20_Text"/>
      <text:p text:style-name="Preformatted_20_Text">Cette classe (manager) doit ensuite être déclarée via la méthode :</text:p>
      <text:p text:style-name="Preformatted_20_Text"/>
      <text:p text:style-name="Preformatted_20_Text"/>
      <text:p text:style-name="Preformatted_20_Text">uictrl.application.register_menu_manager(uictrl.element_type.ELEMENT_TYPE, manager())</text:p>
      <text:p text:style-name="Preformatted_20_Text"/>
      <text:p text:style-name="Preformatted_20_Text">Ajout de données dans les projets :</text:p>
      <text:p text:style-name="Preformatted_20_Text"/>
      <text:p text:style-name="Preformatted_20_Text">Les données sont propres au projet et la procédure s'applique alors à chaque chargement d'un projet ainsi qu'à la création d'un nouveau projet.</text:p>
      <text:p text:style-name="Preformatted_20_Text"/>
      <text:p text:style-name="Preformatted_20_Text">Créer un dossier dans UserScript/</text:p>
      <text:p text:style-name="Preformatted_20_Text"/>
      <text:p text:style-name="Preformatted_20_Text">Créer un fichier nommé <text:span text:style-name="T1">__project_loading__.py</text:span> qui sera exécuté lors du chargement d'un projet et lors de la création d'un nouveau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8-05-21T08:39:48</meta:creation-date>
    <dc:date>2009-05-18T11:58:50</dc:date>
    <dc:language>fr-FR</dc:language>
    <meta:editing-cycles>29</meta:editing-cycles>
    <meta:editing-duration>PT2H7M1S</meta:editing-duration>
    <meta:user-defined meta:name="Info 1"/>
    <meta:user-defined meta:name="Info 2"/>
    <meta:user-defined meta:name="Info 3"/>
    <meta:user-defined meta:name="Info 4"/>
    <meta:document-statistic meta:table-count="0" meta:image-count="0" meta:object-count="0" meta:page-count="2" meta:paragraph-count="23" meta:word-count="453" meta:character-count="2990"/>
  </office:meta>
</office:document-meta>
</file>